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440000035A9F8903AFBA189239.png" manifest:media-type="image/png"/>
  <manifest:file-entry manifest:full-path="Pictures/10000201000000F2000000F16B86999A695A2EF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fe7f5" draw:textarea-horizontal-align="justify" draw:textarea-vertical-align="middle" draw:auto-grow-height="false" fo:min-height="5.25cm" fo:min-width="6.1cm"/>
    </style:style>
    <style:style style:name="gr2" style:family="graphic" style:parent-style-name="standard">
      <style:graphic-properties draw:fill="solid" draw:fill-color="#99ff66" draw:textarea-horizontal-align="justify" draw:textarea-vertical-align="middle" draw:auto-grow-height="false" fo:min-height="4.55cm" fo:min-width="27.2cm"/>
    </style:style>
    <style:style style:name="gr3" style:family="graphic" style:parent-style-name="standard">
      <style:graphic-properties draw:fill="solid" draw:fill-color="#ffcc00" draw:textarea-horizontal-align="justify" draw:textarea-vertical-align="middle" draw:auto-grow-height="false" fo:min-height="10.05cm" fo:min-width="13.7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stroke="dash" draw:stroke-dash="Ultrafine_20_Dashed" svg:stroke-color="#666666" draw:marker-start="" draw:marker-start-width="0.3cm" draw:marker-end="Arrow" draw:marker-end-width="0.3cm" draw:fill="solid" draw:textarea-vertical-align="middle"/>
    </style:style>
    <style:style style:name="gr6" style:family="graphic" style:parent-style-name="objectwithoutfill">
      <style:graphic-properties svg:stroke-width="0.2cm" svg:stroke-color="#000080" draw:marker-start="" draw:marker-start-width="0.6cm" draw:marker-end="Arrow" draw:marker-end-width="0.6cm" draw:fill="solid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fill="solid" draw:fill-color="#b2b2b2" draw:textarea-horizontal-align="justify" draw:textarea-vertical-align="middle" draw:auto-grow-height="false" fo:min-height="0.65cm" fo:min-width="11.5cm"/>
      <style:paragraph-properties style:writing-mode="lr-tb"/>
    </style:style>
    <style:style style:name="gr8" style:family="graphic" style:parent-style-name="objectwithoutfill">
      <style:graphic-properties svg:stroke-width="0.3cm" svg:stroke-color="#000080" draw:marker-start="" draw:marker-start-width="0.75cm" draw:marker-end="Arrow" draw:marker-end-width="0.75cm" draw:fill="solid" draw:textarea-vertical-align="middle" fo:padding-top="0.275cm" fo:padding-bottom="0.275cm" fo:padding-left="0.4cm" fo:padding-right="0.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2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3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71cm"/>
      <style:paragraph-properties style:writing-mode="lr-tb"/>
    </style:style>
    <style:style style:name="P1" style:family="paragraph">
      <loext:graphic-properties draw:fill="solid" draw:fill-color="#cfe7f5"/>
      <style:paragraph-properties fo:text-align="center"/>
    </style:style>
    <style:style style:name="P2" style:family="paragraph">
      <loext:graphic-properties draw:fill="solid" draw:fill-color="#99ff66"/>
      <style:paragraph-properties fo:text-align="center"/>
    </style:style>
    <style:style style:name="P3" style:family="paragraph">
      <loext:graphic-properties draw:fill="solid" draw:fill-color="#ffcc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solid" draw:fill-color="#b2b2b2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cm" svg:height="5.5cm" svg:x="3.3cm" svg:y="1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7.7cm" svg:height="4.8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4.2cm" svg:height="10.3cm" svg:x="14.5cm" svg:y="9.7cm">
          <text:p/>
          <draw:enhanced-geometry svg:viewBox="0 0 21600 21600" draw:type="rectangle" draw:enhanced-path="M 0 0 L 21600 0 21600 21600 0 21600 0 0 Z N"/>
        </draw:custom-shape>
        <draw:frame draw:style-name="gr4" draw:text-style-name="P4" xml:id="id2" draw:id="id2" draw:layer="layout" svg:width="6.096cm" svg:height="3.995cm" svg:x="3.5cm" svg:y="14.905cm">
          <draw:image xlink:href="../../../../../../../../Applications/LibreOffice.app/Contents/Resources/gallery/computers/Computer-Laptop-Silver.png" xlink:type="simple" xlink:show="embed" xlink:actuate="onLoad" loext:mime-type="image/png">
            <text:p/>
          </draw:image>
        </draw:frame>
        <draw:g>
          <draw:connector draw:style-name="gr5" draw:text-style-name="P5" draw:layer="layout" draw:type="curve" svg:x1="3.318cm" svg:y1="5.5cm" svg:x2="6.548cm" svg:y2="14.905cm" draw:start-shape="id1" draw:start-glue-point="2" draw:end-shape="id2" draw:end-glue-point="0" svg:d="M3318 5500c0 7054 3230 2352 3230 9405" svg:viewBox="0 0 3231 9406">
            <text:p/>
          </draw:connector>
          <draw:connector draw:style-name="gr5" draw:text-style-name="P5" draw:layer="layout" draw:type="curve" draw:line-skew="-3.052cm" svg:x1="7.881cm" svg:y1="5.4cm" svg:x2="6.548cm" svg:y2="14.905cm" draw:start-shape="id3" draw:start-glue-point="2" draw:end-shape="id2" svg:d="M7881 5400c0 2551-1333-2201-1333 9505" svg:viewBox="0 0 1334 9506">
            <text:p/>
          </draw:connector>
          <draw:connector draw:style-name="gr5" draw:text-style-name="P5" draw:layer="layout" draw:type="curve" draw:line-skew="-3.204cm" svg:x1="12.618cm" svg:y1="5.408cm" svg:x2="6.548cm" svg:y2="14.905cm" draw:start-shape="id4" draw:start-glue-point="2" draw:end-shape="id2" draw:end-glue-point="0" svg:d="M12618 5408c0 2317-6070-2431-6070 9497" svg:viewBox="0 0 6071 9498">
            <text:p/>
          </draw:connector>
          <draw:connector draw:style-name="gr5" draw:text-style-name="P5" draw:layer="layout" draw:type="curve" draw:line-skew="-3.077cm" svg:x1="17.581cm" svg:y1="5.5cm" svg:x2="6.548cm" svg:y2="14.905cm" draw:start-shape="id5" draw:start-glue-point="2" draw:end-shape="id2" draw:end-glue-point="0" svg:d="M17581 5500c0 2439-11033-2263-11033 9405" svg:viewBox="0 0 11034 9406">
            <text:p/>
          </draw:connector>
          <draw:connector draw:style-name="gr5" draw:text-style-name="P5" draw:layer="layout" draw:type="curve" draw:line-skew="-2.453cm" svg:x1="21.981cm" svg:y1="5.5cm" svg:x2="6.548cm" svg:y2="14.905cm" draw:start-shape="id6" draw:start-glue-point="2" draw:end-shape="id2" draw:end-glue-point="0" svg:d="M21981 5500c0 3375-15433-1327-15433 9405" svg:viewBox="0 0 15434 9406">
            <text:p/>
          </draw:connector>
          <draw:connector draw:style-name="gr5" draw:text-style-name="P5" draw:layer="layout" draw:type="curve" draw:line-skew="-1.877cm" svg:x1="26.381cm" svg:y1="5.5cm" svg:x2="6.548cm" svg:y2="14.905cm" draw:start-shape="id7" draw:start-glue-point="2" draw:end-shape="id2" draw:end-glue-point="0" svg:d="M26381 5500c0 4239-19833-463-19833 9405" svg:viewBox="0 0 19834 9406">
            <text:p/>
          </draw:connector>
        </draw:g>
        <draw:g>
          <draw:connector draw:style-name="gr6" draw:text-style-name="P5" draw:layer="layout" draw:type="curve" draw:line-skew="-0.404cm" svg:x1="12.618cm" svg:y1="5.408cm" svg:x2="21.5cm" svg:y2="10.2cm" draw:start-shape="id4" draw:start-glue-point="2" draw:end-shape="id8" draw:end-glue-point="0" svg:d="M12618 5408c0 2988 8882 592 8882 4792" svg:viewBox="0 0 8883 4793">
            <text:p/>
          </draw:connector>
          <draw:connector draw:style-name="gr6" draw:text-style-name="P5" draw:layer="layout" draw:type="curve" svg:x1="3.318cm" svg:y1="5.5cm" svg:x2="21.5cm" svg:y2="10.2cm" draw:start-shape="id1" draw:start-glue-point="2" draw:end-shape="id8" draw:end-glue-point="0" svg:d="M3318 5500c0 3525 18182 1175 18182 4700" svg:viewBox="0 0 18183 4701">
            <text:p/>
          </draw:connector>
          <draw:connector draw:style-name="gr6" draw:text-style-name="P5" draw:layer="layout" draw:type="curve" draw:line-skew="-0.2cm" svg:x1="7.881cm" svg:y1="5.4cm" svg:x2="21.5cm" svg:y2="10.2cm" draw:start-shape="id3" draw:start-glue-point="2" draw:end-shape="id8" draw:end-glue-point="0" svg:d="M7881 5400c0 3300 13619 900 13619 4800" svg:viewBox="0 0 13620 4801">
            <text:p/>
          </draw:connector>
          <draw:connector draw:style-name="gr6" draw:text-style-name="P5" draw:layer="layout" draw:type="curve" draw:line-skew="-0.35cm" svg:x1="17.581cm" svg:y1="5.5cm" svg:x2="21.5cm" svg:y2="10.2cm" draw:start-shape="id5" draw:start-glue-point="2" draw:end-shape="id8" draw:end-glue-point="0" svg:d="M17581 5500c0 3000 3919 650 3919 4700" svg:viewBox="0 0 3920 4701">
            <text:p/>
          </draw:connector>
          <draw:connector draw:style-name="gr6" draw:text-style-name="P5" draw:layer="layout" draw:type="curve" svg:x1="21.981cm" svg:y1="5.5cm" svg:x2="21.5cm" svg:y2="10.2cm" draw:start-shape="id6" draw:start-glue-point="2" draw:end-shape="id8" draw:end-glue-point="0" svg:d="M21981 5500c0 3525-481 1175-481 4700" svg:viewBox="0 0 482 4701">
            <text:p/>
          </draw:connector>
          <draw:connector draw:style-name="gr6" draw:text-style-name="P5" draw:layer="layout" draw:type="curve" svg:x1="26.381cm" svg:y1="5.5cm" svg:x2="21.5cm" svg:y2="10.2cm" draw:start-shape="id7" draw:start-glue-point="2" draw:end-shape="id8" draw:end-glue-point="0" svg:d="M26381 5500c0 3525-4881 1175-4881 4700" svg:viewBox="0 0 4882 4701">
            <text:p/>
          </draw:connector>
        </draw:g>
        <draw:g>
          <draw:frame draw:style-name="gr4" draw:text-style-name="P4" xml:id="id9" draw:id="id9" draw:layer="layout" svg:width="2.899cm" svg:height="4.8cm" svg:x="15.3cm" svg:y="13.6cm">
            <draw:image xlink:href="../../../../../../../../Applications/LibreOffice.app/Contents/Resources/gallery/computers/Server.png" xlink:type="simple" xlink:show="embed" xlink:actuate="onLoad" loext:mime-type="image/png">
              <text:p/>
            </draw:image>
          </draw:frame>
          <draw:frame draw:style-name="gr4" draw:text-style-name="P4" xml:id="id12" draw:id="id12" draw:layer="layout" svg:width="2.899cm" svg:height="4.8cm" svg:x="18.458cm" svg:y="13.564cm">
            <draw:image xlink:href="../../../../../../../../Applications/LibreOffice.app/Contents/Resources/gallery/computers/Server.png" xlink:type="simple" xlink:show="embed" xlink:actuate="onLoad" loext:mime-type="image/png">
              <text:p/>
            </draw:image>
          </draw:frame>
          <draw:custom-shape draw:style-name="gr7" draw:text-style-name="P7" xml:id="id8" draw:id="id8" draw:layer="layout" svg:width="12cm" svg:height="0.9cm" svg:x="15.5cm" svg:y="10.2cm">
            <text:p text:style-name="P6">NLB</text:p>
            <draw:enhanced-geometry svg:viewBox="0 0 21600 21600" draw:type="rectangle" draw:enhanced-path="M 0 0 L 21600 0 21600 21600 0 21600 0 0 Z N"/>
          </draw:custom-shape>
          <draw:connector draw:style-name="gr8" draw:text-style-name="P5" draw:layer="layout" draw:type="curve" svg:x1="21.5cm" svg:y1="11.1cm" svg:x2="16.749cm" svg:y2="13.6cm" draw:start-shape="id8" draw:end-shape="id9" draw:end-glue-point="0" svg:d="M21500 11100c0 1876-4751 627-4751 2500" svg:viewBox="0 0 4752 2501">
            <text:p/>
          </draw:connector>
          <draw:connector draw:style-name="gr8" draw:text-style-name="P5" draw:layer="layout" draw:type="curve" svg:x1="21.5cm" svg:y1="11.1cm" svg:x2="23.149cm" svg:y2="13.536cm" draw:start-shape="id8" draw:start-glue-point="2" draw:end-shape="id10" svg:d="M21500 11100c0 1828 1649 611 1649 2436" svg:viewBox="0 0 1650 2437">
            <text:p/>
          </draw:connector>
          <draw:frame draw:style-name="gr4" draw:text-style-name="P4" xml:id="id10" draw:id="id10" draw:layer="layout" svg:width="2.899cm" svg:height="4.8cm" svg:x="21.7cm" svg:y="13.536cm">
            <draw:image xlink:href="../../../../../../../../Applications/LibreOffice.app/Contents/Resources/gallery/computers/Server.png" xlink:type="simple" xlink:show="embed" xlink:actuate="onLoad" loext:mime-type="image/png">
              <text:p/>
            </draw:image>
          </draw:frame>
          <draw:frame draw:style-name="gr4" draw:text-style-name="P4" xml:id="id11" draw:id="id11" draw:layer="layout" svg:width="2.899cm" svg:height="4.8cm" svg:x="24.858cm" svg:y="13.5cm">
            <draw:image xlink:href="../../../../../../../../Applications/LibreOffice.app/Contents/Resources/gallery/computers/Server.png" xlink:type="simple" xlink:show="embed" xlink:actuate="onLoad" loext:mime-type="image/png">
              <text:p/>
            </draw:image>
          </draw:frame>
          <draw:connector draw:style-name="gr8" draw:text-style-name="P5" draw:layer="layout" draw:type="curve" svg:x1="21.576cm" svg:y1="11.625cm" svg:x2="26.307cm" svg:y2="13.5cm" draw:end-shape="id11" svg:d="M21576 11625c0 1032 4731 95 4731 1875" svg:viewBox="0 0 4732 1876">
            <text:p/>
          </draw:connector>
          <draw:connector draw:style-name="gr8" draw:text-style-name="P5" draw:layer="layout" draw:type="curve" svg:x1="21.426cm" svg:y1="11.625cm" svg:x2="19.907cm" svg:y2="13.564cm" draw:end-shape="id12" draw:end-glue-point="0" svg:d="M21426 11625c0 1080-1519 111-1519 1939" svg:viewBox="0 0 1520 1940">
            <text:p/>
          </draw:connector>
        </draw:g>
        <draw:frame draw:style-name="gr9" draw:text-style-name="P8" draw:layer="layout" svg:width="6.827cm" svg:height="0.962cm" svg:x="18.1cm" svg:y="18.9cm">
          <draw:text-box>
            <text:p>Application Under Test</text:p>
          </draw:text-box>
        </draw:frame>
        <draw:frame draw:style-name="gr10" draw:text-style-name="P10" draw:layer="layout" svg:width="6.134cm" svg:height="0.962cm" svg:x="3.8cm" svg:y="18.9cm">
          <draw:text-box>
            <text:p text:style-name="P9">rfswarm Manager</text:p>
          </draw:text-box>
        </draw:frame>
        <draw:frame draw:style-name="gr11" draw:text-style-name="P8" draw:layer="layout" svg:width="4.871cm" svg:height="0.962cm" svg:x="11.8cm" svg:y="0.938cm">
          <draw:text-box>
            <text:p>rfswarm Agents</text:p>
          </draw:text-box>
        </draw:frame>
        <draw:g>
          <draw:frame draw:style-name="gr4" draw:text-style-name="P4" xml:id="id3" draw:id="id3" draw:layer="layout" svg:width="4.363cm" svg:height="3.508cm" svg:x="5.7cm" svg:y="1.892cm">
            <draw:image xlink:href="../../../../../../../../Applications/LibreOffice.app/Contents/Resources/gallery/computers/Computer-Desktop.png" xlink:type="simple" xlink:show="embed" xlink:actuate="onLoad" loext:mime-type="image/png">
              <text:p/>
            </draw:image>
          </draw:frame>
          <draw:frame draw:style-name="gr4" draw:text-style-name="P4" xml:id="id5" draw:id="id5" draw:layer="layout" svg:width="4.363cm" svg:height="3.508cm" svg:x="15.4cm" svg:y="1.992cm">
            <draw:image xlink:href="../../../../../../../../Applications/LibreOffice.app/Contents/Resources/gallery/computers/Computer-Desktop.png" xlink:type="simple" xlink:show="embed" xlink:actuate="onLoad" loext:mime-type="image/png">
              <text:p/>
            </draw:image>
          </draw:frame>
          <draw:frame draw:style-name="gr4" draw:text-style-name="P4" xml:id="id1" draw:id="id1" draw:layer="layout" svg:width="4.363cm" svg:height="3.508cm" svg:x="1.137cm" svg:y="1.992cm">
            <draw:image xlink:href="../../../../../../../../Applications/LibreOffice.app/Contents/Resources/gallery/computers/Computer-Desktop.png" xlink:type="simple" xlink:show="embed" xlink:actuate="onLoad" loext:mime-type="image/png">
              <text:p/>
            </draw:image>
          </draw:frame>
          <draw:frame draw:style-name="gr4" draw:text-style-name="P4" xml:id="id7" draw:id="id7" draw:layer="layout" svg:width="4.363cm" svg:height="3.508cm" svg:x="24.2cm" svg:y="1.992cm">
            <draw:image xlink:href="../../../../../../../../Applications/LibreOffice.app/Contents/Resources/gallery/computers/Computer-Desktop.png" xlink:type="simple" xlink:show="embed" xlink:actuate="onLoad" loext:mime-type="image/png">
              <text:p/>
            </draw:image>
          </draw:frame>
          <draw:frame draw:style-name="gr4" draw:text-style-name="P4" xml:id="id4" draw:id="id4" draw:layer="layout" svg:width="4.363cm" svg:height="3.508cm" svg:x="10.437cm" svg:y="1.9cm">
            <draw:image xlink:href="../../../../../../../../Applications/LibreOffice.app/Contents/Resources/gallery/computers/Computer-Desktop.png" xlink:type="simple" xlink:show="embed" xlink:actuate="onLoad" loext:mime-type="image/png">
              <text:p/>
            </draw:image>
          </draw:frame>
          <draw:frame draw:style-name="gr4" draw:text-style-name="P4" xml:id="id6" draw:id="id6" draw:layer="layout" svg:width="4.363cm" svg:height="3.508cm" svg:x="19.8cm" svg:y="1.992cm">
            <draw:image xlink:href="../../../../../../../../Applications/LibreOffice.app/Contents/Resources/gallery/computers/Computer-Desktop.png" xlink:type="simple" xlink:show="embed" xlink:actuate="onLoad" loext:mime-type="image/png">
              <text:p/>
            </draw:image>
          </draw:frame>
          <draw:g>
            <draw:frame draw:style-name="gr4" draw:text-style-name="P4" draw:layer="layout" svg:width="0.635cm" svg:height="0.6cm" svg:x="1.797cm" svg:y="3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3.065cm" svg:y="3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2.43cm" svg:y="3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1.797cm" svg:y="3.6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3.065cm" svg:y="3.6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2.43cm" svg:y="3.6cm">
              <draw:image xlink:href="Pictures/10000201000000F2000000F16B86999A695A2EF4.png" xlink:type="simple" xlink:show="embed" xlink:actuate="onLoad" loext:mime-type="image/png">
                <text:p/>
              </draw:image>
            </draw:frame>
          </draw:g>
          <draw:g>
            <draw:frame draw:style-name="gr4" draw:text-style-name="P4" draw:layer="layout" svg:width="0.635cm" svg:height="0.6cm" svg:x="6.397cm" svg:y="2.9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7.665cm" svg:y="2.9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7.03cm" svg:y="2.9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6.397cm" svg:y="3.5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7.665cm" svg:y="3.5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7.03cm" svg:y="3.5cm">
              <draw:image xlink:href="Pictures/10000201000000F2000000F16B86999A695A2EF4.png" xlink:type="simple" xlink:show="embed" xlink:actuate="onLoad" loext:mime-type="image/png">
                <text:p/>
              </draw:image>
            </draw:frame>
          </draw:g>
          <draw:g>
            <draw:frame draw:style-name="gr4" draw:text-style-name="P4" draw:layer="layout" svg:width="0.635cm" svg:height="0.6cm" svg:x="11.1cm" svg:y="2.9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12.368cm" svg:y="2.9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11.733cm" svg:y="2.9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11.1cm" svg:y="3.5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12.368cm" svg:y="3.5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11.733cm" svg:y="3.5cm">
              <draw:image xlink:href="Pictures/10000201000000F2000000F16B86999A695A2EF4.png" xlink:type="simple" xlink:show="embed" xlink:actuate="onLoad" loext:mime-type="image/png">
                <text:p/>
              </draw:image>
            </draw:frame>
          </draw:g>
          <draw:g>
            <draw:frame draw:style-name="gr4" draw:text-style-name="P4" draw:layer="layout" svg:width="0.635cm" svg:height="0.6cm" svg:x="16.097cm" svg:y="3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17.365cm" svg:y="3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16.73cm" svg:y="3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16.097cm" svg:y="3.6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17.365cm" svg:y="3.6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16.73cm" svg:y="3.6cm">
              <draw:image xlink:href="Pictures/10000201000000F2000000F16B86999A695A2EF4.png" xlink:type="simple" xlink:show="embed" xlink:actuate="onLoad" loext:mime-type="image/png">
                <text:p/>
              </draw:image>
            </draw:frame>
          </draw:g>
          <draw:g>
            <draw:frame draw:style-name="gr4" draw:text-style-name="P4" draw:layer="layout" svg:width="0.635cm" svg:height="0.6cm" svg:x="20.497cm" svg:y="3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21.765cm" svg:y="3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21.13cm" svg:y="3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20.497cm" svg:y="3.6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21.765cm" svg:y="3.6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21.13cm" svg:y="3.6cm">
              <draw:image xlink:href="Pictures/10000201000000F2000000F16B86999A695A2EF4.png" xlink:type="simple" xlink:show="embed" xlink:actuate="onLoad" loext:mime-type="image/png">
                <text:p/>
              </draw:image>
            </draw:frame>
          </draw:g>
          <draw:g>
            <draw:frame draw:style-name="gr4" draw:text-style-name="P4" draw:layer="layout" svg:width="0.635cm" svg:height="0.6cm" svg:x="24.9cm" svg:y="3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26.168cm" svg:y="3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25.533cm" svg:y="3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24.9cm" svg:y="3.6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26.168cm" svg:y="3.6cm">
              <draw:image xlink:href="Pictures/10000201000000F2000000F16B86999A695A2EF4.png" xlink:type="simple" xlink:show="embed" xlink:actuate="onLoad" loext:mime-type="image/png">
                <text:p/>
              </draw:image>
            </draw:frame>
            <draw:frame draw:style-name="gr4" draw:text-style-name="P4" draw:layer="layout" svg:width="0.635cm" svg:height="0.6cm" svg:x="25.533cm" svg:y="3.6cm">
              <draw:image xlink:href="Pictures/10000201000000F2000000F16B86999A695A2EF4.png" xlink:type="simple" xlink:show="embed" xlink:actuate="onLoad" loext:mime-type="image/png">
                <text:p/>
              </draw:image>
            </draw:frame>
          </draw:g>
        </draw:g>
        <draw:frame draw:style-name="gr4" draw:text-style-name="P4" draw:layer="layout" svg:width="2.618cm" svg:height="1.4cm" svg:x="4.9cm" svg:y="15.7cm">
          <draw:image xlink:href="Pictures/10000201000006440000035A9F8903AFBA189239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10-21T12:46:47.285314654</meta:creation-date>
    <dc:date>2021-02-14T11:27:03.867775045</dc:date>
    <meta:editing-duration>PT28M39S</meta:editing-duration>
    <meta:editing-cycles>6</meta:editing-cycles>
    <meta:generator>LibreOffice/6.4.6.2$MacOSX_X86_64 LibreOffice_project/0ce51a4fd21bff07a5c061082cc82c5ed232f115</meta:generator>
    <meta:document-statistic meta:object-count="81"/>
  </office:meta>
</office:document-meta>
</file>